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2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77189" calcext:value-type="float">
            <text:p><text:s text:c="3"/>77,189</text:p>
          </table:table-cell>
          <table:table-cell table:style-name="ce37" office:value-type="float" office:value="2803" calcext:value-type="float">
            <text:p><text:s text:c="3"/>2,803</text:p>
          </table:table-cell>
          <table:table-cell table:style-name="ce37" office:value-type="float" office:value="7238" calcext:value-type="float">
            <text:p><text:s text:c="3"/>7,238</text:p>
          </table:table-cell>
          <table:table-cell table:style-name="ce37" office:value-type="float" office:value="4744" calcext:value-type="float">
            <text:p><text:s text:c="3"/>4,744</text:p>
          </table:table-cell>
          <table:table-cell table:style-name="ce37" office:value-type="float" office:value="2794" calcext:value-type="float">
            <text:p><text:s text:c="3"/>2,794</text:p>
          </table:table-cell>
          <table:table-cell table:style-name="ce37" office:value-type="float" office:value="1842" calcext:value-type="float">
            <text:p><text:s text:c="3"/>1,842</text:p>
          </table:table-cell>
          <table:table-cell table:style-name="ce37" office:value-type="float" office:value="2875" calcext:value-type="float">
            <text:p><text:s text:c="3"/>2,875</text:p>
          </table:table-cell>
          <table:table-cell table:style-name="ce37" office:value-type="float" office:value="8761" calcext:value-type="float">
            <text:p><text:s text:c="3"/>8,761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6291" calcext:value-type="float">
            <text:p><text:s text:c="3"/>6,291</text:p>
          </table:table-cell>
          <table:table-cell table:style-name="ce37" office:value-type="float" office:value="37794" calcext:value-type="float">
            <text:p><text:s text:c="3"/>37,794</text:p>
          </table:table-cell>
          <table:table-cell table:style-name="ce37" office:value-type="float" office:value="1522" calcext:value-type="float">
            <text:p><text:s text:c="3"/>1,522</text:p>
          </table:table-cell>
          <table:table-cell table:style-name="ce37" office:value-type="float" office:value="183" calcext:value-type="float">
            <text:p><text:s text:c="3"/>183</text:p>
          </table:table-cell>
          <table:table-cell table:style-name="ce37" office:value-type="float" office:value="75583" calcext:value-type="float">
            <text:p><text:s text:c="3"/>75,583</text:p>
          </table:table-cell>
          <table:table-cell table:style-name="ce37" office:value-type="float" office:value="2780" calcext:value-type="float">
            <text:p><text:s text:c="3"/>2,780</text:p>
          </table:table-cell>
          <table:table-cell table:style-name="ce37" office:value-type="float" office:value="6260" calcext:value-type="float">
            <text:p><text:s text:c="3"/>6,260</text:p>
          </table:table-cell>
          <table:table-cell table:style-name="ce37" office:value-type="float" office:value="5253" calcext:value-type="float">
            <text:p><text:s text:c="3"/>5,253</text:p>
          </table:table-cell>
          <table:table-cell table:style-name="ce37" office:value-type="float" office:value="3355" calcext:value-type="float">
            <text:p><text:s text:c="3"/>3,355</text:p>
          </table:table-cell>
          <table:table-cell table:style-name="ce37" office:value-type="float" office:value="1814" calcext:value-type="float">
            <text:p><text:s text:c="3"/>1,814</text:p>
          </table:table-cell>
          <table:table-cell table:style-name="ce37" office:value-type="float" office:value="2668" calcext:value-type="float">
            <text:p><text:s text:c="3"/>2,668</text:p>
          </table:table-cell>
          <table:table-cell table:style-name="ce37" office:value-type="float" office:value="8422" calcext:value-type="float">
            <text:p><text:s text:c="3"/>8,422</text:p>
          </table:table-cell>
          <table:table-cell table:style-name="ce37" office:value-type="float" office:value="809" calcext:value-type="float">
            <text:p><text:s text:c="3"/>809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6288" calcext:value-type="float">
            <text:p><text:s text:c="3"/>6,288</text:p>
          </table:table-cell>
          <table:table-cell table:style-name="ce37" office:value-type="float" office:value="37768" calcext:value-type="float">
            <text:p><text:s text:c="3"/>37,76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58" office:value-type="float" office:value="1606" calcext:value-type="float">
            <text:p>1,606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35329" calcext:value-type="float">
            <text:p><text:s text:c="3"/>35,329</text:p>
          </table:table-cell>
          <table:table-cell table:style-name="ce37" office:value-type="float" office:value="1327" calcext:value-type="float">
            <text:p><text:s text:c="3"/>1,327</text:p>
          </table:table-cell>
          <table:table-cell table:style-name="ce37" office:value-type="float" office:value="3456" calcext:value-type="float">
            <text:p><text:s text:c="3"/>3,456</text:p>
          </table:table-cell>
          <table:table-cell table:style-name="ce37" office:value-type="float" office:value="2203" calcext:value-type="float">
            <text:p><text:s text:c="3"/>2,203</text:p>
          </table:table-cell>
          <table:table-cell table:style-name="ce37" office:value-type="float" office:value="1232" calcext:value-type="float">
            <text:p><text:s text:c="3"/>1,232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1369" calcext:value-type="float">
            <text:p><text:s text:c="3"/>1,369</text:p>
          </table:table-cell>
          <table:table-cell table:style-name="ce37" office:value-type="float" office:value="4015" calcext:value-type="float">
            <text:p><text:s text:c="3"/>4,015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2938" calcext:value-type="float">
            <text:p><text:s text:c="3"/>2,938</text:p>
          </table:table-cell>
          <table:table-cell table:style-name="ce37" office:value-type="float" office:value="17234" calcext:value-type="float">
            <text:p><text:s text:c="3"/>17,234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34745" calcext:value-type="float">
            <text:p><text:s text:c="3"/>34,745</text:p>
          </table:table-cell>
          <table:table-cell table:style-name="ce37" office:value-type="float" office:value="1187" calcext:value-type="float">
            <text:p><text:s text:c="3"/>1,187</text:p>
          </table:table-cell>
          <table:table-cell table:style-name="ce37" office:value-type="float" office:value="2866" calcext:value-type="float">
            <text:p><text:s text:c="3"/>2,866</text:p>
          </table:table-cell>
          <table:table-cell table:style-name="ce37" office:value-type="float" office:value="2430" calcext:value-type="float">
            <text:p><text:s text:c="3"/>2,430</text:p>
          </table:table-cell>
          <table:table-cell table:style-name="ce37" office:value-type="float" office:value="1528" calcext:value-type="float">
            <text:p><text:s text:c="3"/>1,528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1206" calcext:value-type="float">
            <text:p><text:s text:c="3"/>1,206</text:p>
          </table:table-cell>
          <table:table-cell table:style-name="ce37" office:value-type="float" office:value="4026" calcext:value-type="float">
            <text:p><text:s text:c="3"/>4,02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float" office:value="2937" calcext:value-type="float">
            <text:p><text:s text:c="3"/>2,937</text:p>
          </table:table-cell>
          <table:table-cell table:style-name="ce37" office:value-type="float" office:value="17231" calcext:value-type="float">
            <text:p><text:s text:c="3"/>17,23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59" office:value-type="float" office:value="584" calcext:value-type="float">
            <text:p>584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41860" calcext:value-type="float">
            <text:p><text:s text:c="3"/>41,860</text:p>
          </table:table-cell>
          <table:table-cell table:style-name="ce38" office:value-type="float" office:value="1476" calcext:value-type="float">
            <text:p><text:s text:c="3"/>1,476</text:p>
          </table:table-cell>
          <table:table-cell table:style-name="ce38" office:value-type="float" office:value="3782" calcext:value-type="float">
            <text:p><text:s text:c="3"/>3,782</text:p>
          </table:table-cell>
          <table:table-cell table:style-name="ce38" office:value-type="float" office:value="2541" calcext:value-type="float">
            <text:p><text:s text:c="3"/>2,541</text:p>
          </table:table-cell>
          <table:table-cell table:style-name="ce38" office:value-type="float" office:value="1562" calcext:value-type="float">
            <text:p><text:s text:c="3"/>1,562</text:p>
          </table:table-cell>
          <table:table-cell table:style-name="ce38" office:value-type="float" office:value="980" calcext:value-type="float">
            <text:p><text:s text:c="3"/>980</text:p>
          </table:table-cell>
          <table:table-cell table:style-name="ce38" office:value-type="float" office:value="1506" calcext:value-type="float">
            <text:p><text:s text:c="3"/>1,506</text:p>
          </table:table-cell>
          <table:table-cell table:style-name="ce38" office:value-type="float" office:value="4746" calcext:value-type="float">
            <text:p><text:s text:c="3"/>4,74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3353" calcext:value-type="float">
            <text:p><text:s text:c="3"/>3,353</text:p>
          </table:table-cell>
          <table:table-cell table:style-name="ce38" office:value-type="float" office:value="20560" calcext:value-type="float">
            <text:p><text:s text:c="3"/>20,560</text:p>
          </table:table-cell>
          <table:table-cell table:style-name="ce38" office:value-type="float" office:value="1126" calcext:value-type="float">
            <text:p><text:s text:c="3"/>1,126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0838" calcext:value-type="float">
            <text:p><text:s text:c="3"/>40,838</text:p>
          </table:table-cell>
          <table:table-cell table:style-name="ce38" office:value-type="float" office:value="1593" calcext:value-type="float">
            <text:p><text:s text:c="3"/>1,593</text:p>
          </table:table-cell>
          <table:table-cell table:style-name="ce38" office:value-type="float" office:value="3394" calcext:value-type="float">
            <text:p><text:s text:c="3"/>3,394</text:p>
          </table:table-cell>
          <table:table-cell table:style-name="ce38" office:value-type="float" office:value="2823" calcext:value-type="float">
            <text:p><text:s text:c="3"/>2,823</text:p>
          </table:table-cell>
          <table:table-cell table:style-name="ce38" office:value-type="float" office:value="1827" calcext:value-type="float">
            <text:p><text:s text:c="3"/>1,827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1462" calcext:value-type="float">
            <text:p><text:s text:c="3"/>1,462</text:p>
          </table:table-cell>
          <table:table-cell table:style-name="ce38" office:value-type="float" office:value="4396" calcext:value-type="float">
            <text:p><text:s text:c="3"/>4,396</text:p>
          </table:table-cell>
          <table:table-cell table:style-name="ce38" office:value-type="float" office:value="393" calcext:value-type="float">
            <text:p><text:s text:c="3"/>393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3351" calcext:value-type="float">
            <text:p><text:s text:c="3"/>3,351</text:p>
          </table:table-cell>
          <table:table-cell table:style-name="ce38" office:value-type="float" office:value="20537" calcext:value-type="float">
            <text:p><text:s text:c="3"/>20,53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60" office:value-type="float" office:value="1022" calcext:value-type="float">
            <text:p>1,022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2106" calcext:value-type="float">
            <text:p>12,106</text:p>
          </table:table-cell>
          <table:table-cell table:style-name="ce39" office:value-type="float" office:value="612" calcext:value-type="float">
            <text:p>6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27" calcext:value-type="float">
            <text:p>2,827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2518" calcext:value-type="float">
            <text:p>2,518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49" calcext:value-type="float">
            <text:p>4,849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12762" calcext:value-type="float">
            <text:p>12,762</text:p>
          </table:table-cell>
          <table:table-cell table:style-name="ce39" office:value-type="float" office:value="642" calcext:value-type="float">
            <text:p>6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52" calcext:value-type="float">
            <text:p>3,052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3110" calcext:value-type="float">
            <text:p>3,110</text:p>
          </table:table-cell>
          <table:table-cell table:style-name="ce39" office:value-type="float" office:value="189" calcext:value-type="float">
            <text:p>18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849" calcext:value-type="float">
            <text:p>4,84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9" calcext:value-type="float">
            <text:p>29</text:p>
          </table:table-cell>
          <table:table-cell table:style-name="ce61" office:value-type="float" office:value="-656" calcext:value-type="float">
            <text:p><text:s text:c="7"/>－656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468" calcext:value-type="float">
            <text:p>5,468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99" calcext:value-type="float">
            <text:p>2,199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939" calcext:value-type="float">
            <text:p>5,939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525" calcext:value-type="float">
            <text:p>1,525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99" calcext:value-type="float">
            <text:p>2,1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62" office:value-type="float" office:value="-471" calcext:value-type="float">
            <text:p><text:s text:c="7"/>－471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6638" calcext:value-type="float">
            <text:p>6,638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6823" calcext:value-type="float">
            <text:p>6,823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90" calcext:value-type="float">
            <text:p>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7" calcext:value-type="float">
            <text:p>17</text:p>
          </table:table-cell>
          <table:table-cell table:style-name="ce63" office:value-type="float" office:value="-185" calcext:value-type="float">
            <text:p><text:s text:c="7"/>－185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0038" calcext:value-type="float">
            <text:p>10,038</text:p>
          </table:table-cell>
          <table:table-cell table:style-name="ce39" office:value-type="float" office:value="854" calcext:value-type="float">
            <text:p>854</text:p>
          </table:table-cell>
          <table:table-cell table:style-name="ce39" office:value-type="float" office:value="3052" calcext:value-type="float">
            <text:p>3,0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1512" calcext:value-type="float">
            <text:p>1,512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33" calcext:value-type="float">
            <text:p>3,633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369" calcext:value-type="float">
            <text:p>9,369</text:p>
          </table:table-cell>
          <table:table-cell table:style-name="ce39" office:value-type="float" office:value="972" calcext:value-type="float">
            <text:p>972</text:p>
          </table:table-cell>
          <table:table-cell table:style-name="ce39" office:value-type="float" office:value="2826" calcext:value-type="float">
            <text:p>2,8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336" calcext:value-type="float">
            <text:p>1,336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33" calcext:value-type="float">
            <text:p>3,63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64" office:value-type="float" office:value="669" calcext:value-type="float">
            <text:p>669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630" calcext:value-type="float">
            <text:p>4,630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288" calcext:value-type="float">
            <text:p>4,288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62" office:value-type="float" office:value="342" calcext:value-type="float">
            <text:p>342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5408" calcext:value-type="float">
            <text:p>5,408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081" calcext:value-type="float">
            <text:p>5,081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63" office:value-type="float" office:value="327" calcext:value-type="float">
            <text:p>327</text:p>
          </table:table-cell>
          <table:table-cell table:style-name="ce71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9680" calcext:value-type="float">
            <text:p>9,680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2267" calcext:value-type="float">
            <text:p>2,267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41" calcext:value-type="float">
            <text:p>5,941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947" calcext:value-type="float">
            <text:p>8,947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735" calcext:value-type="float">
            <text:p>1,735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940" calcext:value-type="float">
            <text:p>5,9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float" office:value="733" calcext:value-type="float">
            <text:p>733</text:p>
          </table:table-cell>
          <table:table-cell table:style-name="ce71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35" calcext:value-type="float">
            <text:p>2,63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68" calcext:value-type="float">
            <text:p>3,968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35" calcext:value-type="float">
            <text:p>2,6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350" calcext:value-type="float">
            <text:p>350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5362" calcext:value-type="float">
            <text:p>5,36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6" calcext:value-type="float">
            <text:p>3,30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979" calcext:value-type="float">
            <text:p>4,97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383" calcext:value-type="float">
            <text:p>383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6079" calcext:value-type="float">
            <text:p>6,07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9" calcext:value-type="float">
            <text:p>579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32" calcext:value-type="float">
            <text:p>4,03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009" calcext:value-type="float">
            <text:p>6,009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701" calcext:value-type="float">
            <text:p>70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33" calcext:value-type="float">
            <text:p>4,03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61" office:value-type="float" office:value="70" calcext:value-type="float">
            <text:p>70</text:p>
          </table:table-cell>
          <table:table-cell table:style-name="ce71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32" calcext:value-type="float">
            <text:p>1,832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751" calcext:value-type="float">
            <text:p>2,751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84" calcext:value-type="float">
            <text:p>84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32" calcext:value-type="float">
            <text:p>1,83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311" calcext:value-type="float">
            <text:p>3,31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200" calcext:value-type="float">
            <text:p>2,20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63" office:value-type="float" office:value="53" calcext:value-type="float">
            <text:p>53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9485" calcext:value-type="float">
            <text:p>9,485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34" calcext:value-type="float">
            <text:p>1,434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337" calcext:value-type="float">
            <text:p>6,337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9486" calcext:value-type="float">
            <text:p>9,486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579" calcext:value-type="float">
            <text:p>5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23" calcext:value-type="float">
            <text:p>1,423</text:p>
          </table:table-cell>
          <table:table-cell table:style-name="ce39" office:value-type="float" office:value="107" calcext:value-type="float">
            <text:p>10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312" calcext:value-type="float">
            <text:p>6,31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6" calcext:value-type="float">
            <text:p>36</text:p>
          </table:table-cell>
          <table:table-cell table:style-name="ce61" office:value-type="float" office:value="-1" calcext:value-type="float">
            <text:p><text:s text:c="7"/>－1</text:p>
          </table:table-cell>
          <table:table-cell table:style-name="ce71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329" calcext:value-type="float">
            <text:p>4,329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419" calcext:value-type="float">
            <text:p>4,419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27" calcext:value-type="float">
            <text:p>2,92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62" office:value-type="float" office:value="-90" calcext:value-type="float">
            <text:p><text:s text:c="7"/>－90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5156" calcext:value-type="float">
            <text:p>5,156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7" calcext:value-type="float">
            <text:p>787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067" calcext:value-type="float">
            <text:p>5,067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9" calcext:value-type="float">
            <text:p>739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385" calcext:value-type="float">
            <text:p>3,38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7" calcext:value-type="float">
            <text:p>27</text:p>
          </table:table-cell>
          <table:table-cell table:style-name="ce63" office:value-type="float" office:value="89" calcext:value-type="float">
            <text:p>89</text:p>
          </table:table-cell>
          <table:table-cell table:style-name="ce71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28777" calcext:value-type="float">
            <text:p>28,777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3112" calcext:value-type="float">
            <text:p>3,112</text:p>
          </table:table-cell>
          <table:table-cell table:style-name="ce39" office:value-type="float" office:value="1336" calcext:value-type="float">
            <text:p>1,336</text:p>
          </table:table-cell>
          <table:table-cell table:style-name="ce39" office:value-type="float" office:value="1735" calcext:value-type="float">
            <text:p>1,735</text:p>
          </table:table-cell>
          <table:table-cell table:style-name="ce39" office:value-type="float" office:value="702" calcext:value-type="float">
            <text:p>702</text:p>
          </table:table-cell>
          <table:table-cell table:style-name="ce39" office:value-type="float" office:value="1423" calcext:value-type="float">
            <text:p>1,4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290" calcext:value-type="float">
            <text:p>6,290</text:p>
          </table:table-cell>
          <table:table-cell table:style-name="ce39" office:value-type="float" office:value="12808" calcext:value-type="float">
            <text:p>12,808</text:p>
          </table:table-cell>
          <table:table-cell table:style-name="ce39" office:value-type="float" office:value="553" calcext:value-type="float">
            <text:p>553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28478" calcext:value-type="float">
            <text:p>28,478</text:p>
          </table:table-cell>
          <table:table-cell table:style-name="ce39" office:value-type="float" office:value="578" calcext:value-type="float">
            <text:p>578</text:p>
          </table:table-cell>
          <table:table-cell table:style-name="ce39" office:value-type="float" office:value="2518" calcext:value-type="float">
            <text:p>2,518</text:p>
          </table:table-cell>
          <table:table-cell table:style-name="ce39" office:value-type="float" office:value="1512" calcext:value-type="float">
            <text:p>1,512</text:p>
          </table:table-cell>
          <table:table-cell table:style-name="ce39" office:value-type="float" office:value="2267" calcext:value-type="float">
            <text:p>2,267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1434" calcext:value-type="float">
            <text:p>1,4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287" calcext:value-type="float">
            <text:p>6,287</text:p>
          </table:table-cell>
          <table:table-cell table:style-name="ce39" office:value-type="float" office:value="12807" calcext:value-type="float">
            <text:p>12,80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6" calcext:value-type="float">
            <text:p>36</text:p>
          </table:table-cell>
          <table:table-cell table:style-name="ce64" office:value-type="float" office:value="299" calcext:value-type="float">
            <text:p>299</text:p>
          </table:table-cell>
          <table:table-cell table:style-name="ce71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3284" calcext:value-type="float">
            <text:p>13,284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937" calcext:value-type="float">
            <text:p>2,937</text:p>
          </table:table-cell>
          <table:table-cell table:style-name="ce40" office:value-type="float" office:value="5840" calcext:value-type="float">
            <text:p>5,840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3082" calcext:value-type="float">
            <text:p>13,082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5840" calcext:value-type="float">
            <text:p>5,84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62" office:value-type="float" office:value="202" calcext:value-type="float">
            <text:p>202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5493" calcext:value-type="float">
            <text:p>15,493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739" calcext:value-type="float">
            <text:p>7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353" calcext:value-type="float">
            <text:p>3,353</text:p>
          </table:table-cell>
          <table:table-cell table:style-name="ce41" office:value-type="float" office:value="6968" calcext:value-type="float">
            <text:p>6,968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5396" calcext:value-type="float">
            <text:p>15,396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787" calcext:value-type="float">
            <text:p>7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6967" calcext:value-type="float">
            <text:p>6,96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7" calcext:value-type="float">
            <text:p>17</text:p>
          </table:table-cell>
          <table:table-cell table:style-name="ce63" office:value-type="float" office:value="97" calcext:value-type="float">
            <text:p>97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81" calcext:value-type="float">
            <text:p>1,58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33" calcext:value-type="float">
            <text:p>1,53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11" calcext:value-type="float">
            <text:p>7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27" calcext:value-type="float">
            <text:p>27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70" calcext:value-type="float">
            <text:p>87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499" calcext:value-type="float">
            <text:p>49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9" calcext:value-type="float">
            <text:p>84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499" calcext:value-type="float">
            <text:p>49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21" calcext:value-type="float">
            <text:p>21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7087" calcext:value-type="float">
            <text:p>7,087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127" calcext:value-type="float">
            <text:p>1,127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6" calcext:value-type="float">
            <text:p>1,086</text:p>
          </table:table-cell>
          <table:table-cell table:style-name="ce42" office:value-type="float" office:value="3494" calcext:value-type="float">
            <text:p>3,494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792" calcext:value-type="float">
            <text:p>6,792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879" calcext:value-type="float">
            <text:p>879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3494" calcext:value-type="float">
            <text:p>3,49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65" office:value-type="float" office:value="295" calcext:value-type="float">
            <text:p>295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274" calcext:value-type="float">
            <text:p>3,27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1586" calcext:value-type="float">
            <text:p>1,58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086" calcext:value-type="float">
            <text:p>3,086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05" calcext:value-type="float">
            <text:p>505</text:p>
          </table:table-cell>
          <table:table-cell table:style-name="ce43" office:value-type="float" office:value="1586" calcext:value-type="float">
            <text:p>1,58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66" office:value-type="float" office:value="188" calcext:value-type="float">
            <text:p>188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813" calcext:value-type="float">
            <text:p>3,813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585" calcext:value-type="float">
            <text:p>585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7" calcext:value-type="float">
            <text:p>577</text:p>
          </table:table-cell>
          <table:table-cell table:style-name="ce44" office:value-type="float" office:value="1908" calcext:value-type="float">
            <text:p>1,908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706" calcext:value-type="float">
            <text:p>3,706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501" calcext:value-type="float">
            <text:p>501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9" calcext:value-type="float">
            <text:p>589</text:p>
          </table:table-cell>
          <table:table-cell table:style-name="ce44" office:value-type="float" office:value="1908" calcext:value-type="float">
            <text:p>1,9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67" office:value-type="float" office:value="107" calcext:value-type="float">
            <text:p>107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40" calcext:value-type="float">
            <text:p>1,94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00" calcext:value-type="float">
            <text:p>1,60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671" calcext:value-type="float">
            <text:p>67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5" office:value-type="float" office:value="340" calcext:value-type="float">
            <text:p>340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99" calcext:value-type="float">
            <text:p>89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153" calcext:value-type="float">
            <text:p>153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41" calcext:value-type="float">
            <text:p>1,04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6" calcext:value-type="float">
            <text:p>436</text:p>
          </table:table-cell>
          <table:table-cell table:style-name="ce44" office:value-type="float" office:value="374" calcext:value-type="float">
            <text:p>37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54" calcext:value-type="float">
            <text:p>85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office:value-type="float" office:value="374" calcext:value-type="float">
            <text:p>37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187" calcext:value-type="float">
            <text:p>187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81" calcext:value-type="float">
            <text:p>1,38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6" calcext:value-type="float">
            <text:p>1,34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502" calcext:value-type="float">
            <text:p>5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9" calcext:value-type="float">
            <text:p>69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2" calcext:value-type="float">
            <text:p>62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229" calcext:value-type="float">
            <text:p>2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4" calcext:value-type="float">
            <text:p>14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13" calcext:value-type="float">
            <text:p>213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24" calcext:value-type="float">
            <text:p>72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273" calcext:value-type="float">
            <text:p>27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1" calcext:value-type="float">
            <text:p>21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3002" calcext:value-type="float">
            <text:p>3,00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1748" calcext:value-type="float">
            <text:p>1,74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79" calcext:value-type="float">
            <text:p>3,27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747" calcext:value-type="float">
            <text:p>1,7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65" office:value-type="float" office:value="-277" calcext:value-type="float">
            <text:p><text:s text:c="7"/>－277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369" calcext:value-type="float">
            <text:p>1,36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88" calcext:value-type="float">
            <text:p>1,48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float" office:value="-119" calcext:value-type="float">
            <text:p><text:s text:c="7"/>－119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633" calcext:value-type="float">
            <text:p>1,63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937" calcext:value-type="float">
            <text:p>93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791" calcext:value-type="float">
            <text:p>1,79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45" calcext:value-type="float">
            <text:p>34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936" calcext:value-type="float">
            <text:p>9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67" office:value-type="float" office:value="-158" calcext:value-type="float">
            <text:p><text:s text:c="7"/>－158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14" calcext:value-type="float">
            <text:p>1,3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24" calcext:value-type="float">
            <text:p>1,4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5" office:value-type="float" office:value="-110" calcext:value-type="float">
            <text:p><text:s text:c="7"/>－110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-46" calcext:value-type="float">
            <text:p><text:s text:c="7"/>－46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16" calcext:value-type="float">
            <text:p>7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0" calcext:value-type="float">
            <text:p>78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53" calcext:value-type="float">
            <text:p>25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-64" calcext:value-type="float">
            <text:p><text:s text:c="7"/>－64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77" calcext:value-type="float">
            <text:p>1,97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55" calcext:value-type="float">
            <text:p>1,85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5" office:value-type="float" office:value="122" calcext:value-type="float">
            <text:p>122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17" calcext:value-type="float">
            <text:p>17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82" calcext:value-type="float">
            <text:p>1,08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413" calcext:value-type="float">
            <text:p>4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77" calcext:value-type="float">
            <text:p>97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413" calcext:value-type="float">
            <text:p>4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105" calcext:value-type="float">
            <text:p>105</text:p>
          </table:table-cell>
          <table:table-cell table:style-name="ce71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44" calcext:value-type="float">
            <text:p>1,3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88" calcext:value-type="float">
            <text:p>1,68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415" calcext:value-type="float">
            <text:p>4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344" calcext:value-type="float">
            <text:p><text:s text:c="7"/>－344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60" calcext:value-type="float">
            <text:p>66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213" calcext:value-type="float">
            <text:p>2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147" calcext:value-type="float">
            <text:p><text:s text:c="7"/>－147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84" calcext:value-type="float">
            <text:p>68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81" calcext:value-type="float">
            <text:p>88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202" calcext:value-type="float">
            <text:p>20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197" calcext:value-type="float">
            <text:p><text:s text:c="7"/>－197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438" calcext:value-type="float">
            <text:p>2,43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173" calcext:value-type="float">
            <text:p>1,17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469" calcext:value-type="float">
            <text:p>2,46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58" calcext:value-type="float">
            <text:p>5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1173" calcext:value-type="float">
            <text:p>1,17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-31" calcext:value-type="float">
            <text:p><text:s text:c="7"/>－31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92" calcext:value-type="float">
            <text:p>1,09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float" office:value="12" calcext:value-type="float">
            <text:p>12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346" calcext:value-type="float">
            <text:p>1,34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89" calcext:value-type="float">
            <text:p>1,38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671" calcext:value-type="float">
            <text:p>67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7" office:value-type="float" office:value="-43" calcext:value-type="float">
            <text:p><text:s text:c="7"/>－43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115" calcext:value-type="float">
            <text:p>115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float" office:value="31" calcext:value-type="float">
            <text:p>31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01" calcext:value-type="float">
            <text:p>40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84" calcext:value-type="float">
            <text:p>84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24" calcext:value-type="float">
            <text:p>1,5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9" calcext:value-type="float">
            <text:p>1,58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900" calcext:value-type="float">
            <text:p>90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65" calcext:value-type="float">
            <text:p><text:s text:c="7"/>－65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6" calcext:value-type="float">
            <text:p>78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455" calcext:value-type="float">
            <text:p>4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39" calcext:value-type="float">
            <text:p><text:s text:c="7"/>－39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77" calcext:value-type="float">
            <text:p>77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445" calcext:value-type="float">
            <text:p>44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3" calcext:value-type="float">
            <text:p>80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445" calcext:value-type="float">
            <text:p>44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26" calcext:value-type="float">
            <text:p><text:s text:c="7"/>－26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4" calcext:value-type="float">
            <text:p>1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5" office:value-type="float" office:value="47" calcext:value-type="float">
            <text:p>47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float" office:value="25" calcext:value-type="float">
            <text:p>25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2" calcext:value-type="float">
            <text:p>22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77" calcext:value-type="float">
            <text:p>1,27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12" calcext:value-type="float">
            <text:p>1,31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585" calcext:value-type="float">
            <text:p>5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35" calcext:value-type="float">
            <text:p><text:s text:c="7"/>－35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53" calcext:value-type="float">
            <text:p>2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27" calcext:value-type="float">
            <text:p><text:s text:c="7"/>－27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16" calcext:value-type="float">
            <text:p>71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24" calcext:value-type="float">
            <text:p>7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332" calcext:value-type="float">
            <text:p>33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8" calcext:value-type="float">
            <text:p><text:s text:c="7"/>－8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72" calcext:value-type="float">
            <text:p>1,47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565" calcext:value-type="float">
            <text:p>5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8" calcext:value-type="float">
            <text:p><text:s text:c="7"/>－8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58" calcext:value-type="float">
            <text:p>2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0" calcext:value-type="float">
            <text:p>－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83" calcext:value-type="float">
            <text:p>78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2" table:style-name="ce44" office:value-type="float" office:value="32" calcext:value-type="float">
            <text:p>3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91" calcext:value-type="float">
            <text:p>79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0" calcext:value-type="float">
            <text:p>310</text:p>
          </table:table-cell>
          <table:table-cell table:style-name="ce44" office:value-type="float" office:value="307" calcext:value-type="float">
            <text:p>30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8" calcext:value-type="float">
            <text:p><text:s text:c="7"/>－8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59" calcext:value-type="float">
            <text:p>1,15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92" calcext:value-type="float">
            <text:p>99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7" calcext:value-type="float">
            <text:p>447</text:p>
          </table:table-cell>
          <table:table-cell table:style-name="ce42" office:value-type="float" office:value="260" calcext:value-type="float">
            <text:p>2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167" calcext:value-type="float">
            <text:p>167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48" calcext:value-type="float">
            <text:p>54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24" calcext:value-type="float">
            <text:p>1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13" calcext:value-type="float">
            <text:p>113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11" calcext:value-type="float">
            <text:p>61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7" calcext:value-type="float">
            <text:p>55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8" calcext:value-type="float">
            <text:p>248</text:p>
          </table:table-cell>
          <table:table-cell table:style-name="ce44" office:value-type="float" office:value="136" calcext:value-type="float">
            <text:p>13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54" calcext:value-type="float">
            <text:p>54</text:p>
          </table:table-cell>
          <table:table-cell table:style-name="ce71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08" calcext:value-type="float">
            <text:p>30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32" calcext:value-type="float">
            <text:p>53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17" calcext:value-type="float">
            <text:p>1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492" calcext:value-type="float">
            <text:p>492</text:p>
          </table:table-cell>
          <table:table-cell table:style-name="ce71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51" calcext:value-type="float">
            <text:p>1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234" calcext:value-type="float">
            <text:p>234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57" calcext:value-type="float">
            <text:p>1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58" calcext:value-type="float">
            <text:p>258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266" calcext:value-type="float">
            <text:p>26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5" office:value-type="float" office:value="460" calcext:value-type="float">
            <text:p>460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24" calcext:value-type="float">
            <text:p>1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213" calcext:value-type="float">
            <text:p>213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42" calcext:value-type="float">
            <text:p>14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247" calcext:value-type="float">
            <text:p>247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32" calcext:value-type="float">
            <text:p>32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21" calcext:value-type="float">
            <text:p>21</text:p>
          </table:table-cell>
          <table:table-cell table:style-name="ce71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11" calcext:value-type="float">
            <text:p>11</text:p>
          </table:table-cell>
          <table:table-cell table:style-name="ce71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8" office:value-type="string" calcext:value-type="string">
            <text:p>內政部戶政司 民國103年3月10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9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70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1%E6%88%B6%E5%8F%A3%E7%B5%B1%E8%A8%88%E9%80%9F%E5%A0%B1-103.2.xls'#$''.$G$5]"/>
        <table:named-expression table:name="出生" table:base-cell-address="$遷徙.$A$1" table:expression="['file:///D:/123/c62/01%E6%88%B6%E5%8F%A3%E7%B5%B1%E8%A8%88%E9%80%9F%E5%A0%B1-103.2.xls'#$''.$V$14:.$V$34]"/>
        <table:named-expression table:name="月底人口數" table:base-cell-address="$遷徙.$A$1" table:expression="['file:///D:/123/c62/01%E6%88%B6%E5%8F%A3%E7%B5%B1%E8%A8%88%E9%80%9F%E5%A0%B1-103.2.xls'#$''.$AT$14:.$AU$34]"/>
        <table:named-expression table:name="死亡" table:base-cell-address="$遷徙.$A$1" table:expression="['file:///D:/123/c62/01%E6%88%B6%E5%8F%A3%E7%B5%B1%E8%A8%88%E9%80%9F%E5%A0%B1-103.2.xls'#$''.$Y$14:.$Y$34]"/>
        <table:named-expression table:name="結婚" table:base-cell-address="$遷徙.$A$1" table:expression="['file:///D:/123/c62/01%E6%88%B6%E5%8F%A3%E7%B5%B1%E8%A8%88%E9%80%9F%E5%A0%B1-103.2.xls'#$''.$L$14:.$L$34]"/>
        <table:named-expression table:name="鄰數戶數" table:base-cell-address="$遷徙.$A$1" table:expression="['file:///D:/123/c62/01%E6%88%B6%E5%8F%A3%E7%B5%B1%E8%A8%88%E9%80%9F%E5%A0%B1-103.2.xls'#$''.$AQ$14:.$AR$34]"/>
        <table:named-expression table:name="離婚" table:base-cell-address="$遷徙.$A$1" table:expression="['file:///D:/123/c62/01%E6%88%B6%E5%8F%A3%E7%B5%B1%E8%A8%88%E9%80%9F%E5%A0%B1-103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10T15:44:34</meta:creation-date>
    <dc:creator>user</dc:creator>
    <dc:date>2014-03-11T09:35:03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